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FF_5f_IGEN">
      <style:table-cell-properties fo:background-color="#99ff66" style:text-align-source="fix" style:repeat-content="false"/>
      <style:paragraph-properties fo:text-align="center" fo:margin-left="0cm"/>
    </style:style>
    <style:style style:name="ce5" style:family="table-cell" style:parent-style-name="FF_5f_IGEN">
      <style:table-cell-properties fo:background-color="#ff3333" style:text-align-source="fix" style:repeat-content="false"/>
      <style:paragraph-properties fo:text-align="center" fo:margin-left="0cm"/>
    </style:style>
    <style:style style:name="ce6" style:family="table-cell" style:parent-style-name="FF_5f_IGEN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2018053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Művelet</text:p>
          </table:table-cell>
          <table:table-cell/>
          <table:table-cell table:style-name="ce2" office:value-type="string">
            <text:p>Sikeres I/N/x</text:p>
          </table:table-cell>
          <table:table-cell office:value-type="string">
            <text:p>Kiegészítés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#Módosítás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office:value-type="string">
            <text:p>Git GUI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tage Changed Files to Commit</text:p>
          </table:table-cell>
          <table:table-cell office:value-type="string">
            <text:p>Git GUI</text:p>
          </table:table-cell>
          <table:table-cell table:style-name="ce4" office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Módosítás</text:p>
          </table:table-cell>
          <table:table-cell/>
          <table:table-cell table:style-name="ce5" office:value-type="string">
            <text:p>N</text:p>
          </table:table-cell>
          <table:table-cell office:value-type="string">
            <text:p>tema_sorrend.txt, stb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Módosítás</text:p>
          </table:table-cell>
          <table:table-cell/>
          <table:table-cell table:style-name="ce4" office:value-type="string">
            <text:p>i</text:p>
          </table:table-cell>
          <table:table-cell office:value-type="string">
            <text:p>.gitignor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tch</text:p>
          </table:table-cell>
          <table:table-cell office:value-type="string">
            <text:p>Git GUI</text:p>
          </table:table-cell>
          <table:table-cell table:style-name="ce4" office:value-type="string">
            <text:p>i</text:p>
          </table:table-cell>
          <table:table-cell office:value-type="string">
            <text:p>Siker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ge</text:p>
          </table:table-cell>
          <table:table-cell office:value-type="string">
            <text:p>Git GUI</text:p>
          </table:table-cell>
          <table:table-cell table:style-name="ce5" office:value-type="string">
            <text:p>N</text:p>
          </table:table-cell>
          <table:table-cell office:value-type="string">
            <text:p>NEM sikeres</text:p>
          </table:table-cell>
          <table:table-cell office:value-type="string">
            <text:p>Nincs COMMIT a módosítások után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F_5f_IGEN" style:display-name="FF_IGEN" style:family="table-cell" style:parent-style-name="Default">
      <style:table-cell-properties fo:background-color="#99ff66"/>
    </style:style>
    <style:style style:name="FF_5f_NEM" style:display-name="FF_NEM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2018.05.31</text:date>, <text:time>23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45S</meta:editing-duration>
    <meta:editing-cycles>4</meta:editing-cycles>
    <meta:generator>OpenOffice/4.1.5$Win32 OpenOffice.org_project/415m1$Build-9789</meta:generator>
    <dc:date>2018-05-31T23:05:03.04</dc:date>
    <dc:creator>István Závorszky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